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6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20cm" svg:y="1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cm" svg:y1="1.2cm" svg:x2="25cm" svg:y2="1.2cm">
          <text:p/>
        </draw:line>
        <draw:line draw:style-name="gr2" draw:text-style-name="P3" draw:layer="layout" svg:x1="24cm" svg:y1="1.5cm" svg:x2="25cm" svg:y2="1.5cm">
          <text:p/>
        </draw:line>
        <draw:line draw:style-name="gr2" draw:text-style-name="P3" draw:layer="layout" svg:x1="24cm" svg:y1="1.8cm" svg:x2="25cm" svg:y2="1.8cm">
          <text:p/>
        </draw:line>
        <draw:line draw:style-name="gr2" draw:text-style-name="P3" draw:layer="layout" svg:x1="19cm" svg:y1="1.2cm" svg:x2="20cm" svg:y2="1.2cm">
          <text:p/>
        </draw:line>
        <draw:line draw:style-name="gr2" draw:text-style-name="P3" draw:layer="layout" svg:x1="19cm" svg:y1="1.5cm" svg:x2="20cm" svg:y2="1.5cm">
          <text:p/>
        </draw:line>
        <draw:line draw:style-name="gr2" draw:text-style-name="P3" draw:layer="layout" svg:x1="19cm" svg:y1="1.8cm" svg:x2="20cm" svg:y2="1.8cm">
          <text:p/>
        </draw:line>
        <draw:custom-shape draw:style-name="gr1" draw:text-style-name="P2" xml:id="id2" draw:id="id2" draw:layer="layout" svg:width="4cm" svg:height="1cm" svg:x="4cm" svg:y="7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7cm" svg:y="12cm">
          <text:p text:style-name="P1"><text:span text:style-name="T1">affich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3.6cm" svg:y="16.1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30cm" svg:y="6.1cm">
          <text:p text:style-name="P1"><text:span text:style-name="T1">partieEstFin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cm" svg:y1="6.3cm" svg:x2="35cm" svg:y2="6.3cm">
          <text:p/>
        </draw:line>
        <draw:line draw:style-name="gr2" draw:text-style-name="P3" draw:layer="layout" svg:x1="34cm" svg:y1="6.6cm" svg:x2="35cm" svg:y2="6.6cm">
          <text:p/>
        </draw:line>
        <draw:line draw:style-name="gr2" draw:text-style-name="P3" draw:layer="layout" svg:x1="34cm" svg:y1="6.9cm" svg:x2="35cm" svg:y2="6.9cm">
          <text:p/>
        </draw:line>
        <draw:line draw:style-name="gr2" draw:text-style-name="P3" draw:layer="layout" svg:x1="29cm" svg:y1="6.3cm" svg:x2="30cm" svg:y2="6.3cm">
          <text:p/>
        </draw:line>
        <draw:line draw:style-name="gr2" draw:text-style-name="P3" draw:layer="layout" svg:x1="29cm" svg:y1="6.6cm" svg:x2="30cm" svg:y2="6.6cm">
          <text:p/>
        </draw:line>
        <draw:line draw:style-name="gr2" draw:text-style-name="P3" draw:layer="layout" svg:x1="29cm" svg:y1="6.9cm" svg:x2="30cm" svg:y2="6.9cm">
          <text:p/>
        </draw:line>
        <draw:connector draw:style-name="gr3" draw:text-style-name="P3" draw:layer="layout" draw:type="line" svg:x1="22cm" svg:y1="2cm" svg:x2="6cm" svg:y2="7cm" draw:start-shape="id1" draw:start-glue-point="2" draw:end-shape="id2" draw:end-glue-point="0" svg:d="M22000 2000l-16000 5000" svg:viewBox="0 0 16001 5001">
          <text:p/>
        </draw:connector>
        <draw:connector draw:style-name="gr3" draw:text-style-name="P3" draw:layer="layout" draw:type="line" svg:x1="22cm" svg:y1="2cm" svg:x2="9cm" svg:y2="12cm" draw:start-shape="id1" draw:start-glue-point="2" draw:end-shape="id3" draw:end-glue-point="0" svg:d="M22000 2000l-13000 10000" svg:viewBox="0 0 13001 10001">
          <text:p/>
        </draw:connector>
        <draw:connector draw:style-name="gr3" draw:text-style-name="P3" draw:layer="layout" draw:type="line" svg:x1="22cm" svg:y1="2cm" svg:x2="15.6cm" svg:y2="16.1cm" draw:start-shape="id1" draw:start-glue-point="2" draw:end-shape="id4" draw:end-glue-point="0" svg:d="M22000 2000l-6400 14100" svg:viewBox="0 0 6401 14101">
          <text:p/>
        </draw:connector>
        <draw:connector draw:style-name="gr3" draw:text-style-name="P3" draw:layer="layout" draw:type="line" svg:x1="22cm" svg:y1="2cm" svg:x2="32cm" svg:y2="6.1cm" draw:start-shape="id1" draw:start-glue-point="2" draw:end-shape="id5" draw:end-glue-point="0" svg:d="M22000 2000l10000 4100" svg:viewBox="0 0 10001 4101">
          <text:p/>
        </draw:connector>
        <draw:custom-shape draw:style-name="gr1" draw:text-style-name="P2" xml:id="id6" draw:id="id6" draw:layer="layout" svg:width="4cm" svg:height="1cm" svg:x="10.4cm" svg:y="18.5cm">
          <text:p text:style-name="P1"><text:span text:style-name="T1">ob</text:span><text:span text:style-name="T1">te</text:span><text:span text:style-name="T1">ni</text:span><text:span text:style-name="T1">rC</text:span><text:span text:style-name="T1">ou</text:span><text:span text:style-name="T1">p</text:span><text:span text:style-name="T1">Va</text:span><text:span text:style-name="T1">li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3.3cm" svg:y="20.5cm">
          <text:p text:style-name="P1"><text:span text:style-name="T1">obtenirCoupJoueu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cm" svg:x="6.8cm" svg:y="22.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5.3cm" svg:y2="20.5cm" draw:start-shape="id6" draw:start-glue-point="2" draw:end-shape="id7" draw:end-glue-point="0" svg:d="M12400 19500l-7100 1000" svg:viewBox="0 0 7101 1001">
          <text:p/>
        </draw:connector>
        <draw:connector draw:style-name="gr3" draw:text-style-name="P3" draw:layer="layout" draw:type="line" svg:x1="12.4cm" svg:y1="19.5cm" svg:x2="9.1cm" svg:y2="22.5cm" draw:start-shape="id6" draw:start-glue-point="2" draw:end-shape="id8" draw:end-glue-point="0" svg:d="M12400 19500l-3300 3000" svg:viewBox="0 0 3301 3001">
          <text:p/>
        </draw:connector>
        <draw:custom-shape draw:style-name="gr1" draw:text-style-name="P2" xml:id="id9" draw:id="id9" draw:layer="layout" svg:width="4cm" svg:height="1cm" svg:x="14.5cm" svg:y="24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cm" svg:x="18.1cm" svg:y="20.5cm">
          <text:p text:style-name="P1"><text:span text:style-name="T1">obtenirCoupI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16.5cm" svg:y2="24cm" draw:start-shape="id6" draw:start-glue-point="2" draw:end-shape="id9" draw:end-glue-point="0" svg:d="M12400 19500l4100 4500" svg:viewBox="0 0 4101 4501">
          <text:p/>
        </draw:connector>
        <draw:connector draw:style-name="gr3" draw:text-style-name="P3" draw:layer="layout" draw:type="line" svg:x1="12.4cm" svg:y1="19.5cm" svg:x2="20.1cm" svg:y2="20.5cm" draw:start-shape="id6" draw:start-glue-point="2" draw:end-shape="id10" draw:end-glue-point="0" svg:d="M12400 19500l7700 1000" svg:viewBox="0 0 7701 1001">
          <text:p/>
        </draw:connector>
        <draw:connector draw:style-name="gr3" draw:text-style-name="P3" draw:layer="layout" draw:type="line" svg:x1="15.6cm" svg:y1="17.1cm" svg:x2="12.4cm" svg:y2="18.5cm" draw:start-shape="id4" draw:start-glue-point="2" draw:end-shape="id6" draw:end-glue-point="0" svg:d="M15600 17100l-3200 1400" svg:viewBox="0 0 3201 1401">
          <text:p/>
        </draw:connector>
        <draw:custom-shape draw:style-name="gr1" draw:text-style-name="P2" xml:id="id11" draw:id="id11" draw:layer="layout" svg:width="4cm" svg:height="1cm" svg:x="24cm" svg:y="9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cm" svg:y1="9.2cm" svg:x2="29cm" svg:y2="9.2cm">
          <text:p/>
        </draw:line>
        <draw:line draw:style-name="gr2" draw:text-style-name="P3" draw:layer="layout" svg:x1="28cm" svg:y1="9.5cm" svg:x2="29cm" svg:y2="9.5cm">
          <text:p/>
        </draw:line>
        <draw:line draw:style-name="gr2" draw:text-style-name="P3" draw:layer="layout" svg:x1="28cm" svg:y1="9.8cm" svg:x2="29cm" svg:y2="9.8cm">
          <text:p/>
        </draw:line>
        <draw:line draw:style-name="gr2" draw:text-style-name="P3" draw:layer="layout" svg:x1="23cm" svg:y1="9.2cm" svg:x2="24cm" svg:y2="9.2cm">
          <text:p/>
        </draw:line>
        <draw:line draw:style-name="gr2" draw:text-style-name="P3" draw:layer="layout" svg:x1="23cm" svg:y1="9.5cm" svg:x2="24cm" svg:y2="9.5cm">
          <text:p/>
        </draw:line>
        <draw:line draw:style-name="gr2" draw:text-style-name="P3" draw:layer="layout" svg:x1="23cm" svg:y1="9.8cm" svg:x2="24cm" svg:y2="9.8cm">
          <text:p/>
        </draw:line>
        <draw:custom-shape draw:style-name="gr1" draw:text-style-name="P2" xml:id="id13" draw:id="id13" draw:layer="layout" svg:width="4cm" svg:height="1cm" svg:x="20cm" svg:y="12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cm" svg:x="34cm" svg:y="9cm">
          <text:p text:style-name="P1"><text:span text:style-name="T1">calcul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2cm" svg:y1="9.2cm" svg:x2="39.2cm" svg:y2="9.2cm">
          <text:p/>
        </draw:line>
        <draw:line draw:style-name="gr2" draw:text-style-name="P3" draw:layer="layout" svg:x1="38.2cm" svg:y1="9.5cm" svg:x2="39.2cm" svg:y2="9.5cm">
          <text:p/>
        </draw:line>
        <draw:line draw:style-name="gr2" draw:text-style-name="P3" draw:layer="layout" svg:x1="38.2cm" svg:y1="9.8cm" svg:x2="39.2cm" svg:y2="9.8cm">
          <text:p/>
        </draw:line>
        <draw:line draw:style-name="gr2" draw:text-style-name="P3" draw:layer="layout" svg:x1="33cm" svg:y1="9.2cm" svg:x2="34cm" svg:y2="9.2cm">
          <text:p/>
        </draw:line>
        <draw:line draw:style-name="gr2" draw:text-style-name="P3" draw:layer="layout" svg:x1="33cm" svg:y1="9.5cm" svg:x2="34cm" svg:y2="9.5cm">
          <text:p/>
        </draw:line>
        <draw:line draw:style-name="gr2" draw:text-style-name="P3" draw:layer="layout" svg:x1="33cm" svg:y1="9.8cm" svg:x2="34cm" svg:y2="9.8cm">
          <text:p/>
        </draw:line>
        <draw:connector draw:style-name="gr3" draw:text-style-name="P3" draw:layer="layout" draw:type="line" svg:x1="32cm" svg:y1="7.1cm" svg:x2="26cm" svg:y2="9cm" draw:start-shape="id5" draw:start-glue-point="2" draw:end-shape="id11" draw:end-glue-point="0" svg:d="M32000 7100l-6000 1900" svg:viewBox="0 0 6001 1901">
          <text:p/>
        </draw:connector>
        <draw:connector draw:style-name="gr3" draw:text-style-name="P3" draw:layer="layout" draw:type="line" svg:x1="32cm" svg:y1="7.1cm" svg:x2="36cm" svg:y2="9cm" draw:start-shape="id5" draw:start-glue-point="2" draw:end-shape="id12" draw:end-glue-point="0" svg:d="M32000 7100l4000 1900" svg:viewBox="0 0 4001 1901">
          <text:p/>
        </draw:connector>
        <draw:custom-shape draw:style-name="gr1" draw:text-style-name="P2" xml:id="id14" draw:id="id14" draw:layer="layout" svg:width="4cm" svg:height="1cm" svg:x="30cm" svg:y="12cm">
          <text:p text:style-name="P1"><text:span text:style-name="T1">pa</text:span><text:span text:style-name="T1">sD</text:span><text:span text:style-name="T1">eC</text:span><text:span text:style-name="T1">ou</text:span><text:span text:style-name="T1">p</text:span><text:span text:style-name="T1">Va</text:span><text:span text:style-name="T1">lid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cm" svg:y1="10cm" svg:x2="22cm" svg:y2="12cm" draw:start-shape="id11" draw:start-glue-point="2" draw:end-shape="id13" draw:end-glue-point="0" svg:d="M26000 10000l-4000 2000" svg:viewBox="0 0 4001 2001">
          <text:p/>
        </draw:connector>
        <draw:connector draw:style-name="gr3" draw:text-style-name="P3" draw:layer="layout" draw:type="line" svg:x1="26cm" svg:y1="10cm" svg:x2="32cm" svg:y2="12cm" draw:start-shape="id11" draw:start-glue-point="2" draw:end-shape="id14" draw:end-glue-point="0" svg:d="M26000 10000l6000 2000" svg:viewBox="0 0 6001 2001">
          <text:p/>
        </draw:connector>
        <draw:custom-shape draw:style-name="gr1" draw:text-style-name="P2" xml:id="id15" draw:id="id15" draw:layer="layout" svg:width="4cm" svg:height="1cm" svg:x="29cm" svg:y="19cm">
          <text:p text:style-name="P1"><text:span text:style-name="T1">MiseAJou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cm" svg:height="1cm" svg:x="34.9cm" svg:y="22.5cm">
          <text:p text:style-name="P1"><text:span text:style-name="T1">captureP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cm" svg:y1="17.1cm" svg:x2="31cm" svg:y2="19cm" draw:start-shape="id4" draw:start-glue-point="2" draw:end-shape="id15" draw:end-glue-point="0" svg:d="M15600 17100l15400 1900" svg:viewBox="0 0 15401 1901">
          <text:p/>
        </draw:connector>
        <draw:connector draw:style-name="gr3" draw:text-style-name="P3" draw:layer="layout" draw:type="line" svg:x1="31cm" svg:y1="20cm" svg:x2="36.9cm" svg:y2="22.5cm" draw:start-shape="id15" draw:start-glue-point="2" draw:end-shape="id16" draw:end-glue-point="0" svg:d="M31000 20000l5900 2500" svg:viewBox="0 0 5901 2501">
          <text:p/>
        </draw:connector>
        <draw:custom-shape draw:style-name="gr1" draw:text-style-name="P2" xml:id="id17" draw:id="id17" draw:layer="layout" svg:width="4cm" svg:height="1cm" svg:x="25.1cm" svg:y="22.5cm">
          <text:p text:style-name="P1"><text:span text:style-name="T1">jouerCou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cm" svg:y1="20cm" svg:x2="27.1cm" svg:y2="22.5cm" draw:start-shape="id15" draw:start-glue-point="2" draw:end-shape="id17" draw:end-glue-point="0" svg:d="M31000 20000l-3900 2500" svg:viewBox="0 0 3901 2501">
          <text:p/>
        </draw:connector>
        <draw:custom-shape draw:style-name="gr5" draw:text-style-name="P2" xml:id="id19" draw:id="id19" draw:layer="layout" svg:width="4.5cm" svg:height="1cm" svg:x="34.5cm" svg:y="1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cm" svg:height="1cm" svg:x="25.4cm" svg:y="15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cm" svg:y1="13cm" svg:x2="27.4cm" svg:y2="15cm" draw:start-shape="id14" draw:start-glue-point="2" draw:end-shape="id18" draw:end-glue-point="0" svg:d="M32000 13000l-4600 2000" svg:viewBox="0 0 4601 2001">
          <text:p/>
        </draw:connector>
        <draw:connector draw:style-name="gr3" draw:text-style-name="P3" draw:layer="layout" draw:type="line" svg:x1="32cm" svg:y1="13cm" svg:x2="36.75cm" svg:y2="15cm" draw:start-shape="id14" draw:start-glue-point="2" draw:end-shape="id19" draw:end-glue-point="0" svg:d="M32000 13000l4750 2000" svg:viewBox="0 0 4751 2001">
          <text:p/>
        </draw:connector>
        <draw:frame draw:style-name="gr6" draw:text-style-name="P5" draw:layer="layout" svg:width="3.034cm" svg:height="0.807cm" svg:x="24.866cm" svg:y="0.7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3.034cm" svg:height="0.807cm" svg:x="24.866cm" svg:y="1.1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3.034cm" svg:height="0.807cm" svg:x="24.866cm" svg:y="1.502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frame draw:style-name="gr6" draw:text-style-name="P5" draw:layer="layout" svg:width="1.734cm" svg:height="0.807cm" svg:x="27.366cm" svg:y="5.7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27.366cm" svg:y="6.192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27.366cm" svg:y="6.593cm">
          <draw:text-box>
            <text:p text:style-name="P4"><text:span text:style-name="T2">Type 3</text:span></text:p>
          </draw:text-box>
        </draw:frame>
        <draw:frame draw:style-name="gr6" draw:text-style-name="P5" draw:layer="layout" svg:width="1.734cm" svg:height="0.807cm" svg:x="34.866cm" svg:y="5.79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34.866cm" svg:y="6.193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34.866cm" svg:y="6.594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frame draw:style-name="gr6" draw:text-style-name="P5" draw:layer="layout" svg:width="1.734cm" svg:height="0.807cm" svg:x="17.366cm" svg:y="0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7.366cm" svg:y="1.092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17.366cm" svg:y="1.493cm">
          <draw:text-box>
            <text:p text:style-name="P4"><text:span text:style-name="T2">Type 3</text:span></text:p>
          </draw:text-box>
        </draw:frame>
        <draw:frame draw:style-name="gr6" draw:text-style-name="P5" draw:layer="layout" svg:width="1.734cm" svg:height="0.807cm" svg:x="39.2cm" svg:y="8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39.2cm" svg:y="9.092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39.2cm" svg:y="9.493cm">
          <draw:text-box>
            <text:p text:style-name="P4"><text:span text:style-name="T2">Type 3</text:span></text:p>
          </draw:text-box>
        </draw:frame>
        <draw:frame draw:style-name="gr6" draw:text-style-name="P5" draw:layer="layout" svg:width="1.734cm" svg:height="0.807cm" svg:x="31.366cm" svg:y="8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31.366cm" svg:y="9.092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31.366cm" svg:y="9.493cm">
          <draw:text-box>
            <text:p text:style-name="P4"><text:span text:style-name="T2">Type 3</text:span></text:p>
          </draw:text-box>
        </draw:frame>
        <draw:frame draw:style-name="gr6" draw:text-style-name="P5" draw:layer="layout" svg:width="1.734cm" svg:height="0.807cm" svg:x="21.3cm" svg:y="8.691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21.3cm" svg:y="9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21.3cm" svg:y="9.493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frame draw:style-name="gr6" draw:text-style-name="P5" draw:layer="layout" svg:width="1.734cm" svg:height="0.807cm" svg:x="28.966cm" svg:y="8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28.966cm" svg:y="9.092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28.966cm" svg:y="9.493cm">
          <draw:text-box>
            <text:p text:style-name="P4"><text:span text:style-name="T2">Type 3</text:span></text:p>
          </draw:text-box>
        </draw:frame>
        <draw:line draw:style-name="gr2" draw:text-style-name="P3" draw:layer="layout" svg:x1="29cm" svg:y1="12.209cm" svg:x2="30cm" svg:y2="12.209cm">
          <text:p/>
        </draw:line>
        <draw:line draw:style-name="gr2" draw:text-style-name="P3" draw:layer="layout" svg:x1="29cm" svg:y1="12.509cm" svg:x2="30cm" svg:y2="12.509cm">
          <text:p/>
        </draw:line>
        <draw:line draw:style-name="gr2" draw:text-style-name="P3" draw:layer="layout" svg:x1="29cm" svg:y1="12.809cm" svg:x2="30cm" svg:y2="12.809cm">
          <text:p/>
        </draw:line>
        <draw:frame draw:style-name="gr6" draw:text-style-name="P5" draw:layer="layout" svg:width="1.734cm" svg:height="0.807cm" svg:x="27.366cm" svg:y="11.7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27.366cm" svg:y="12.101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27.366cm" svg:y="12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24.2cm" svg:y1="15.209cm" svg:x2="25.2cm" svg:y2="15.209cm">
          <text:p/>
        </draw:line>
        <draw:line draw:style-name="gr2" draw:text-style-name="P3" draw:layer="layout" svg:x1="24.2cm" svg:y1="15.509cm" svg:x2="25.2cm" svg:y2="15.509cm">
          <text:p/>
        </draw:line>
        <draw:line draw:style-name="gr2" draw:text-style-name="P3" draw:layer="layout" svg:x1="24.2cm" svg:y1="15.809cm" svg:x2="25.2cm" svg:y2="15.809cm">
          <text:p/>
        </draw:line>
        <draw:frame draw:style-name="gr6" draw:text-style-name="P5" draw:layer="layout" svg:width="1.734cm" svg:height="0.807cm" svg:x="22.566cm" svg:y="14.7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22.566cm" svg:y="15.101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22.566cm" svg:y="15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33.534cm" svg:y1="15.209cm" svg:x2="34.534cm" svg:y2="15.209cm">
          <text:p/>
        </draw:line>
        <draw:line draw:style-name="gr2" draw:text-style-name="P3" draw:layer="layout" svg:x1="33.534cm" svg:y1="15.509cm" svg:x2="34.534cm" svg:y2="15.509cm">
          <text:p/>
        </draw:line>
        <draw:line draw:style-name="gr2" draw:text-style-name="P3" draw:layer="layout" svg:x1="33.534cm" svg:y1="15.809cm" svg:x2="34.534cm" svg:y2="15.809cm">
          <text:p/>
        </draw:line>
        <draw:frame draw:style-name="gr6" draw:text-style-name="P5" draw:layer="layout" svg:width="1.734cm" svg:height="0.807cm" svg:x="31.9cm" svg:y="14.7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31.9cm" svg:y="15.101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31.9cm" svg:y="15.502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28.034cm" svg:y1="19.2cm" svg:x2="29.034cm" svg:y2="19.2cm">
          <text:p/>
        </draw:line>
        <draw:line draw:style-name="gr2" draw:text-style-name="P3" draw:layer="layout" svg:x1="28.034cm" svg:y1="19.5cm" svg:x2="29.034cm" svg:y2="19.5cm">
          <text:p/>
        </draw:line>
        <draw:line draw:style-name="gr2" draw:text-style-name="P3" draw:layer="layout" svg:x1="28.034cm" svg:y1="19.8cm" svg:x2="29.034cm" svg:y2="19.8cm">
          <text:p/>
        </draw:line>
        <draw:frame draw:style-name="gr6" draw:text-style-name="P5" draw:layer="layout" svg:width="1.734cm" svg:height="0.807cm" svg:x="26.4cm" svg:y="18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26.4cm" svg:y="19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26.4cm" svg:y="19.493cm">
          <draw:text-box>
            <text:p text:style-name="P4"><text:span text:style-name="T2">Type 3</text:span></text:p>
          </draw:text-box>
        </draw:frame>
        <draw:line draw:style-name="gr2" draw:text-style-name="P3" draw:layer="layout" svg:x1="33.9cm" svg:y1="22.709cm" svg:x2="34.9cm" svg:y2="22.709cm">
          <text:p/>
        </draw:line>
        <draw:line draw:style-name="gr2" draw:text-style-name="P3" draw:layer="layout" svg:x1="33.9cm" svg:y1="23.009cm" svg:x2="34.9cm" svg:y2="23.009cm">
          <text:p/>
        </draw:line>
        <draw:line draw:style-name="gr2" draw:text-style-name="P3" draw:layer="layout" svg:x1="33.9cm" svg:y1="23.309cm" svg:x2="34.9cm" svg:y2="23.309cm">
          <text:p/>
        </draw:line>
        <draw:frame draw:style-name="gr6" draw:text-style-name="P5" draw:layer="layout" svg:width="1.734cm" svg:height="0.807cm" svg:x="32.266cm" svg:y="22.2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32.266cm" svg:y="22.601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32.266cm" svg:y="23.002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24.134cm" svg:y1="22.709cm" svg:x2="25.134cm" svg:y2="22.709cm">
          <text:p/>
        </draw:line>
        <draw:line draw:style-name="gr2" draw:text-style-name="P3" draw:layer="layout" svg:x1="24.134cm" svg:y1="23.009cm" svg:x2="25.134cm" svg:y2="23.009cm">
          <text:p/>
        </draw:line>
        <draw:line draw:style-name="gr2" draw:text-style-name="P3" draw:layer="layout" svg:x1="24.134cm" svg:y1="23.309cm" svg:x2="25.134cm" svg:y2="23.309cm">
          <text:p/>
        </draw:line>
        <draw:frame draw:style-name="gr6" draw:text-style-name="P5" draw:layer="layout" svg:width="1.734cm" svg:height="0.807cm" svg:x="22.5cm" svg:y="22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22.5cm" svg:y="22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22.5cm" svg:y="23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17.1cm" svg:y1="20.709cm" svg:x2="18.1cm" svg:y2="20.709cm">
          <text:p/>
        </draw:line>
        <draw:line draw:style-name="gr2" draw:text-style-name="P3" draw:layer="layout" svg:x1="17.1cm" svg:y1="21.009cm" svg:x2="18.1cm" svg:y2="21.009cm">
          <text:p/>
        </draw:line>
        <draw:line draw:style-name="gr2" draw:text-style-name="P3" draw:layer="layout" svg:x1="17.1cm" svg:y1="21.309cm" svg:x2="18.1cm" svg:y2="21.309cm">
          <text:p/>
        </draw:line>
        <draw:frame draw:style-name="gr6" draw:text-style-name="P5" draw:layer="layout" svg:width="1.734cm" svg:height="0.807cm" svg:x="15.466cm" svg:y="20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5.466cm" svg:y="20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5.466cm" svg:y="21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13.5cm" svg:y1="24.209cm" svg:x2="14.5cm" svg:y2="24.209cm">
          <text:p/>
        </draw:line>
        <draw:line draw:style-name="gr2" draw:text-style-name="P3" draw:layer="layout" svg:x1="13.5cm" svg:y1="24.509cm" svg:x2="14.5cm" svg:y2="24.509cm">
          <text:p/>
        </draw:line>
        <draw:line draw:style-name="gr2" draw:text-style-name="P3" draw:layer="layout" svg:x1="13.5cm" svg:y1="24.809cm" svg:x2="14.5cm" svg:y2="24.809cm">
          <text:p/>
        </draw:line>
        <draw:frame draw:style-name="gr6" draw:text-style-name="P5" draw:layer="layout" svg:width="1.734cm" svg:height="0.807cm" svg:x="11.866cm" svg:y="23.7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1.866cm" svg:y="24.1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1.866cm" svg:y="24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12.6cm" svg:y1="16.3cm" svg:x2="13.6cm" svg:y2="16.3cm">
          <text:p/>
        </draw:line>
        <draw:line draw:style-name="gr2" draw:text-style-name="P3" draw:layer="layout" svg:x1="12.6cm" svg:y1="16.6cm" svg:x2="13.6cm" svg:y2="16.6cm">
          <text:p/>
        </draw:line>
        <draw:line draw:style-name="gr2" draw:text-style-name="P3" draw:layer="layout" svg:x1="12.6cm" svg:y1="16.9cm" svg:x2="13.6cm" svg:y2="16.9cm">
          <text:p/>
        </draw:line>
        <draw:frame draw:style-name="gr6" draw:text-style-name="P5" draw:layer="layout" svg:width="1.734cm" svg:height="0.807cm" svg:x="10.966cm" svg:y="15.7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0.966cm" svg:y="16.1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0.966cm" svg:y="16.593cm">
          <draw:text-box>
            <text:p text:style-name="P4"><text:span text:style-name="T2">Type 3</text:span></text:p>
          </draw:text-box>
        </draw:frame>
        <draw:line draw:style-name="gr2" draw:text-style-name="P3" draw:layer="layout" svg:x1="9.434cm" svg:y1="18.7cm" svg:x2="10.434cm" svg:y2="18.7cm">
          <text:p/>
        </draw:line>
        <draw:line draw:style-name="gr2" draw:text-style-name="P3" draw:layer="layout" svg:x1="9.434cm" svg:y1="19cm" svg:x2="10.434cm" svg:y2="19cm">
          <text:p/>
        </draw:line>
        <draw:line draw:style-name="gr2" draw:text-style-name="P3" draw:layer="layout" svg:x1="9.434cm" svg:y1="19.3cm" svg:x2="10.434cm" svg:y2="19.3cm">
          <text:p/>
        </draw:line>
        <draw:frame draw:style-name="gr6" draw:text-style-name="P5" draw:layer="layout" svg:width="1.734cm" svg:height="0.807cm" svg:x="7.8cm" svg:y="18.1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7.8cm" svg:y="18.5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7.8cm" svg:y="18.993cm">
          <draw:text-box>
            <text:p text:style-name="P4"><text:span text:style-name="T2">Type 3</text:span></text:p>
          </draw:text-box>
        </draw:frame>
        <draw:line draw:style-name="gr2" draw:text-style-name="P3" draw:layer="layout" svg:x1="19.034cm" svg:y1="12.209cm" svg:x2="20.034cm" svg:y2="12.209cm">
          <text:p/>
        </draw:line>
        <draw:line draw:style-name="gr2" draw:text-style-name="P3" draw:layer="layout" svg:x1="19.034cm" svg:y1="12.509cm" svg:x2="20.034cm" svg:y2="12.509cm">
          <text:p/>
        </draw:line>
        <draw:line draw:style-name="gr2" draw:text-style-name="P3" draw:layer="layout" svg:x1="19.034cm" svg:y1="12.809cm" svg:x2="20.034cm" svg:y2="12.809cm">
          <text:p/>
        </draw:line>
        <draw:frame draw:style-name="gr6" draw:text-style-name="P5" draw:layer="layout" svg:width="1.734cm" svg:height="0.807cm" svg:x="17.4cm" svg:y="11.7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7.4cm" svg:y="12.1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7.4cm" svg:y="12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6.034cm" svg:y1="12.2cm" svg:x2="7.034cm" svg:y2="12.2cm">
          <text:p/>
        </draw:line>
        <draw:line draw:style-name="gr2" draw:text-style-name="P3" draw:layer="layout" svg:x1="6.034cm" svg:y1="12.5cm" svg:x2="7.034cm" svg:y2="12.5cm">
          <text:p/>
        </draw:line>
        <draw:line draw:style-name="gr2" draw:text-style-name="P3" draw:layer="layout" svg:x1="6.034cm" svg:y1="12.8cm" svg:x2="7.034cm" svg:y2="12.8cm">
          <text:p/>
        </draw:line>
        <draw:frame draw:style-name="gr6" draw:text-style-name="P5" draw:layer="layout" svg:width="1.734cm" svg:height="0.807cm" svg:x="4.4cm" svg:y="11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4.4cm" svg:y="12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4.4cm" svg:y="12.493cm">
          <draw:text-box>
            <text:p text:style-name="P4"><text:span text:style-name="T2">Type 3</text:span></text:p>
          </draw:text-box>
        </draw:frame>
        <draw:line draw:style-name="gr2" draw:text-style-name="P3" draw:layer="layout" svg:x1="3.034cm" svg:y1="7.209cm" svg:x2="4.034cm" svg:y2="7.209cm">
          <text:p/>
        </draw:line>
        <draw:line draw:style-name="gr2" draw:text-style-name="P3" draw:layer="layout" svg:x1="3.034cm" svg:y1="7.509cm" svg:x2="4.034cm" svg:y2="7.509cm">
          <text:p/>
        </draw:line>
        <draw:line draw:style-name="gr2" draw:text-style-name="P3" draw:layer="layout" svg:x1="3.034cm" svg:y1="7.809cm" svg:x2="4.034cm" svg:y2="7.809cm">
          <text:p/>
        </draw:line>
        <draw:frame draw:style-name="gr6" draw:text-style-name="P5" draw:layer="layout" svg:width="1.734cm" svg:height="0.807cm" svg:x="1.4cm" svg:y="6.7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.4cm" svg:y="7.1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.4cm" svg:y="7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2.334cm" svg:y1="20.709cm" svg:x2="3.334cm" svg:y2="20.709cm">
          <text:p/>
        </draw:line>
        <draw:line draw:style-name="gr2" draw:text-style-name="P3" draw:layer="layout" svg:x1="2.334cm" svg:y1="21.009cm" svg:x2="3.334cm" svg:y2="21.009cm">
          <text:p/>
        </draw:line>
        <draw:line draw:style-name="gr2" draw:text-style-name="P3" draw:layer="layout" svg:x1="2.334cm" svg:y1="21.309cm" svg:x2="3.334cm" svg:y2="21.309cm">
          <text:p/>
        </draw:line>
        <draw:frame draw:style-name="gr6" draw:text-style-name="P5" draw:layer="layout" svg:width="1.734cm" svg:height="0.807cm" svg:x="0.7cm" svg:y="20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0.7cm" svg:y="20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0.7cm" svg:y="21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5.834cm" svg:y1="22.709cm" svg:x2="6.834cm" svg:y2="22.709cm">
          <text:p/>
        </draw:line>
        <draw:line draw:style-name="gr2" draw:text-style-name="P3" draw:layer="layout" svg:x1="5.834cm" svg:y1="23.009cm" svg:x2="6.834cm" svg:y2="23.009cm">
          <text:p/>
        </draw:line>
        <draw:line draw:style-name="gr2" draw:text-style-name="P3" draw:layer="layout" svg:x1="5.834cm" svg:y1="23.309cm" svg:x2="6.834cm" svg:y2="23.309cm">
          <text:p/>
        </draw:line>
        <draw:frame draw:style-name="gr6" draw:text-style-name="P5" draw:layer="layout" svg:width="1.734cm" svg:height="0.807cm" svg:x="4.2cm" svg:y="22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4.2cm" svg:y="22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4.2cm" svg:y="23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34cm" svg:y1="12.209cm" svg:x2="35cm" svg:y2="12.209cm">
          <text:p/>
        </draw:line>
        <draw:line draw:style-name="gr2" draw:text-style-name="P3" draw:layer="layout" svg:x1="34cm" svg:y1="12.509cm" svg:x2="35cm" svg:y2="12.509cm">
          <text:p/>
        </draw:line>
        <draw:line draw:style-name="gr2" draw:text-style-name="P3" draw:layer="layout" svg:x1="34cm" svg:y1="12.809cm" svg:x2="35cm" svg:y2="12.809cm">
          <text:p/>
        </draw:line>
        <draw:frame draw:style-name="gr6" draw:text-style-name="P5" draw:layer="layout" svg:width="1.734cm" svg:height="0.807cm" svg:x="35cm" svg:y="11.7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35cm" svg:y="12.101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35cm" svg:y="12.502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39cm" svg:y1="15.2cm" svg:x2="40cm" svg:y2="15.2cm">
          <text:p/>
        </draw:line>
        <draw:line draw:style-name="gr2" draw:text-style-name="P3" draw:layer="layout" svg:x1="39cm" svg:y1="15.5cm" svg:x2="40cm" svg:y2="15.5cm">
          <text:p/>
        </draw:line>
        <draw:line draw:style-name="gr2" draw:text-style-name="P3" draw:layer="layout" svg:x1="39cm" svg:y1="15.8cm" svg:x2="40cm" svg:y2="15.8cm">
          <text:p/>
        </draw:line>
        <draw:frame draw:style-name="gr6" draw:text-style-name="P5" draw:layer="layout" svg:width="1.734cm" svg:height="0.807cm" svg:x="40cm" svg:y="14.691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40cm" svg:y="15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40cm" svg:y="15.493cm">
          <draw:text-box>
            <text:p text:style-name="P4"><text:span text:style-name="T2">Type 3</text:span></text:p>
          </draw:text-box>
        </draw:frame>
        <draw:line draw:style-name="gr2" draw:text-style-name="P3" draw:layer="layout" svg:x1="33cm" svg:y1="19.209cm" svg:x2="34cm" svg:y2="19.209cm">
          <text:p/>
        </draw:line>
        <draw:line draw:style-name="gr2" draw:text-style-name="P3" draw:layer="layout" svg:x1="33cm" svg:y1="19.509cm" svg:x2="34cm" svg:y2="19.509cm">
          <text:p/>
        </draw:line>
        <draw:line draw:style-name="gr2" draw:text-style-name="P3" draw:layer="layout" svg:x1="33cm" svg:y1="19.809cm" svg:x2="34cm" svg:y2="19.809cm">
          <text:p/>
        </draw:line>
        <draw:frame draw:style-name="gr6" draw:text-style-name="P5" draw:layer="layout" svg:width="1.734cm" svg:height="0.807cm" svg:x="34cm" svg:y="18.7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34cm" svg:y="19.1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34cm" svg:y="19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38.9cm" svg:y1="22.709cm" svg:x2="39.9cm" svg:y2="22.709cm">
          <text:p/>
        </draw:line>
        <draw:line draw:style-name="gr2" draw:text-style-name="P3" draw:layer="layout" svg:x1="38.9cm" svg:y1="23.009cm" svg:x2="39.9cm" svg:y2="23.009cm">
          <text:p/>
        </draw:line>
        <draw:line draw:style-name="gr2" draw:text-style-name="P3" draw:layer="layout" svg:x1="38.9cm" svg:y1="23.309cm" svg:x2="39.9cm" svg:y2="23.309cm">
          <text:p/>
        </draw:line>
        <draw:frame draw:style-name="gr6" draw:text-style-name="P5" draw:layer="layout" svg:width="1.734cm" svg:height="0.807cm" svg:x="39.9cm" svg:y="22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39.9cm" svg:y="22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39.9cm" svg:y="23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29.1cm" svg:y1="22.709cm" svg:x2="30.1cm" svg:y2="22.709cm">
          <text:p/>
        </draw:line>
        <draw:line draw:style-name="gr2" draw:text-style-name="P3" draw:layer="layout" svg:x1="29.1cm" svg:y1="23.009cm" svg:x2="30.1cm" svg:y2="23.009cm">
          <text:p/>
        </draw:line>
        <draw:line draw:style-name="gr2" draw:text-style-name="P3" draw:layer="layout" svg:x1="29.1cm" svg:y1="23.309cm" svg:x2="30.1cm" svg:y2="23.309cm">
          <text:p/>
        </draw:line>
        <draw:frame draw:style-name="gr6" draw:text-style-name="P5" draw:layer="layout" svg:width="1.734cm" svg:height="0.807cm" svg:x="30.1cm" svg:y="22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30.1cm" svg:y="22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30.1cm" svg:y="23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29.4cm" svg:y1="15.2cm" svg:x2="30.4cm" svg:y2="15.2cm">
          <text:p/>
        </draw:line>
        <draw:line draw:style-name="gr2" draw:text-style-name="P3" draw:layer="layout" svg:x1="29.4cm" svg:y1="15.5cm" svg:x2="30.4cm" svg:y2="15.5cm">
          <text:p/>
        </draw:line>
        <draw:line draw:style-name="gr2" draw:text-style-name="P3" draw:layer="layout" svg:x1="29.4cm" svg:y1="15.8cm" svg:x2="30.4cm" svg:y2="15.8cm">
          <text:p/>
        </draw:line>
        <draw:frame draw:style-name="gr6" draw:text-style-name="P5" draw:layer="layout" svg:width="1.734cm" svg:height="0.807cm" svg:x="30.4cm" svg:y="14.691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30.4cm" svg:y="15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30.4cm" svg:y="15.493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22.066cm" svg:y1="20.7cm" svg:x2="23.066cm" svg:y2="20.7cm">
          <text:p/>
        </draw:line>
        <draw:line draw:style-name="gr2" draw:text-style-name="P3" draw:layer="layout" svg:x1="22.066cm" svg:y1="21cm" svg:x2="23.066cm" svg:y2="21cm">
          <text:p/>
        </draw:line>
        <draw:line draw:style-name="gr2" draw:text-style-name="P3" draw:layer="layout" svg:x1="22.066cm" svg:y1="21.3cm" svg:x2="23.066cm" svg:y2="21.3cm">
          <text:p/>
        </draw:line>
        <draw:frame draw:style-name="gr6" draw:text-style-name="P5" draw:layer="layout" svg:width="1.734cm" svg:height="0.807cm" svg:x="23.066cm" svg:y="20.191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23.066cm" svg:y="20.592cm">
          <draw:text-box>
            <text:p text:style-name="P4"><text:span text:style-name="T2">Ty</text:span><text:span text:style-name="T2">pe </text:span><text:span text:style-name="T2">2</text:span></text:p>
          </draw:text-box>
        </draw:frame>
        <draw:frame draw:style-name="gr6" draw:text-style-name="P5" draw:layer="layout" svg:width="1.734cm" svg:height="0.807cm" svg:x="23.066cm" svg:y="20.993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17.566cm" svg:y1="16.3cm" svg:x2="18.566cm" svg:y2="16.3cm">
          <text:p/>
        </draw:line>
        <draw:line draw:style-name="gr2" draw:text-style-name="P3" draw:layer="layout" svg:x1="17.566cm" svg:y1="16.6cm" svg:x2="18.566cm" svg:y2="16.6cm">
          <text:p/>
        </draw:line>
        <draw:line draw:style-name="gr2" draw:text-style-name="P3" draw:layer="layout" svg:x1="17.566cm" svg:y1="16.9cm" svg:x2="18.566cm" svg:y2="16.9cm">
          <text:p/>
        </draw:line>
        <draw:frame draw:style-name="gr6" draw:text-style-name="P5" draw:layer="layout" svg:width="1.734cm" svg:height="0.807cm" svg:x="18.666cm" svg:y="15.7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8.566cm" svg:y="16.1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8.666cm" svg:y="16.593cm">
          <draw:text-box>
            <text:p text:style-name="P4"><text:span text:style-name="T2">Type 3</text:span></text:p>
          </draw:text-box>
        </draw:frame>
        <draw:line draw:style-name="gr2" draw:text-style-name="P3" draw:layer="layout" svg:x1="18.466cm" svg:y1="24.2cm" svg:x2="19.466cm" svg:y2="24.2cm">
          <text:p/>
        </draw:line>
        <draw:line draw:style-name="gr2" draw:text-style-name="P3" draw:layer="layout" svg:x1="18.466cm" svg:y1="24.5cm" svg:x2="19.466cm" svg:y2="24.5cm">
          <text:p/>
        </draw:line>
        <draw:line draw:style-name="gr2" draw:text-style-name="P3" draw:layer="layout" svg:x1="18.466cm" svg:y1="24.8cm" svg:x2="19.466cm" svg:y2="24.8cm">
          <text:p/>
        </draw:line>
        <draw:frame draw:style-name="gr6" draw:text-style-name="P5" draw:layer="layout" svg:width="1.734cm" svg:height="0.807cm" svg:x="19.466cm" svg:y="23.691cm">
          <draw:text-box>
            <text:p text:style-name="P4"><text:span text:style-name="T2">Ty</text:span><text:span text:style-name="T2">pe </text:span><text:span text:style-name="T2">1</text:span></text:p>
          </draw:text-box>
        </draw:frame>
        <draw:frame draw:style-name="gr6" draw:text-style-name="P5" draw:layer="layout" svg:width="1.734cm" svg:height="0.807cm" svg:x="19.466cm" svg:y="24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9.466cm" svg:y="24.493cm">
          <draw:text-box>
            <text:p text:style-name="P4"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11.4cm" svg:y1="22.709cm" svg:x2="12.4cm" svg:y2="22.709cm">
          <text:p/>
        </draw:line>
        <draw:line draw:style-name="gr2" draw:text-style-name="P3" draw:layer="layout" svg:x1="11.4cm" svg:y1="23.009cm" svg:x2="12.4cm" svg:y2="23.009cm">
          <text:p/>
        </draw:line>
        <draw:line draw:style-name="gr2" draw:text-style-name="P3" draw:layer="layout" svg:x1="11.4cm" svg:y1="23.309cm" svg:x2="12.4cm" svg:y2="23.309cm">
          <text:p/>
        </draw:line>
        <draw:frame draw:style-name="gr6" draw:text-style-name="P5" draw:layer="layout" svg:width="1.734cm" svg:height="0.807cm" svg:x="12.4cm" svg:y="22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2.4cm" svg:y="22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2.4cm" svg:y="23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7.3cm" svg:y1="20.7cm" svg:x2="8.3cm" svg:y2="20.7cm">
          <text:p/>
        </draw:line>
        <draw:line draw:style-name="gr2" draw:text-style-name="P3" draw:layer="layout" svg:x1="7.3cm" svg:y1="21cm" svg:x2="8.3cm" svg:y2="21cm">
          <text:p/>
        </draw:line>
        <draw:line draw:style-name="gr2" draw:text-style-name="P3" draw:layer="layout" svg:x1="7.3cm" svg:y1="21.3cm" svg:x2="8.3cm" svg:y2="21.3cm">
          <text:p/>
        </draw:line>
        <draw:frame draw:style-name="gr6" draw:text-style-name="P5" draw:layer="layout" svg:width="1.734cm" svg:height="0.807cm" svg:x="8.3cm" svg:y="20.1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8.3cm" svg:y="20.5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8.3cm" svg:y="20.993cm">
          <draw:text-box>
            <text:p text:style-name="P4"><text:span text:style-name="T2">Type 3</text:span></text:p>
          </draw:text-box>
        </draw:frame>
        <draw:line draw:style-name="gr2" draw:text-style-name="P3" draw:layer="layout" svg:x1="14.366cm" svg:y1="18.709cm" svg:x2="15.366cm" svg:y2="18.709cm">
          <text:p/>
        </draw:line>
        <draw:line draw:style-name="gr2" draw:text-style-name="P3" draw:layer="layout" svg:x1="14.366cm" svg:y1="19.009cm" svg:x2="15.366cm" svg:y2="19.009cm">
          <text:p/>
        </draw:line>
        <draw:line draw:style-name="gr2" draw:text-style-name="P3" draw:layer="layout" svg:x1="14.366cm" svg:y1="19.309cm" svg:x2="15.366cm" svg:y2="19.309cm">
          <text:p/>
        </draw:line>
        <draw:frame draw:style-name="gr6" draw:text-style-name="P5" draw:layer="layout" svg:width="1.734cm" svg:height="0.807cm" svg:x="15.366cm" svg:y="18.2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5.366cm" svg:y="18.6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5.366cm" svg:y="19.002cm">
          <draw:text-box>
            <text:p text:style-name="P4"><text:span text:style-name="T2">Type 3</text:span></text:p>
          </draw:text-box>
        </draw:frame>
        <draw:line draw:style-name="gr2" draw:text-style-name="P3" draw:layer="layout" svg:x1="24cm" svg:y1="12.2cm" svg:x2="25cm" svg:y2="12.2cm">
          <text:p/>
        </draw:line>
        <draw:line draw:style-name="gr2" draw:text-style-name="P3" draw:layer="layout" svg:x1="24cm" svg:y1="12.5cm" svg:x2="25cm" svg:y2="12.5cm">
          <text:p/>
        </draw:line>
        <draw:line draw:style-name="gr2" draw:text-style-name="P3" draw:layer="layout" svg:x1="24cm" svg:y1="12.8cm" svg:x2="25cm" svg:y2="12.8cm">
          <text:p/>
        </draw:line>
        <draw:frame draw:style-name="gr6" draw:text-style-name="P5" draw:layer="layout" svg:width="1.734cm" svg:height="0.807cm" svg:x="25cm" svg:y="11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25cm" svg:y="12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25cm" svg:y="12.493cm">
          <draw:text-box>
            <text:p text:style-name="P4"><text:span text:style-name="T2">Type 3</text:span></text:p>
          </draw:text-box>
        </draw:frame>
        <draw:line draw:style-name="gr2" draw:text-style-name="P3" draw:layer="layout" svg:x1="10.966cm" svg:y1="12.209cm" svg:x2="11.966cm" svg:y2="12.209cm">
          <text:p/>
        </draw:line>
        <draw:line draw:style-name="gr2" draw:text-style-name="P3" draw:layer="layout" svg:x1="10.966cm" svg:y1="12.509cm" svg:x2="11.966cm" svg:y2="12.509cm">
          <text:p/>
        </draw:line>
        <draw:line draw:style-name="gr2" draw:text-style-name="P3" draw:layer="layout" svg:x1="10.966cm" svg:y1="12.809cm" svg:x2="11.966cm" svg:y2="12.809cm">
          <text:p/>
        </draw:line>
        <draw:frame draw:style-name="gr6" draw:text-style-name="P5" draw:layer="layout" svg:width="1.734cm" svg:height="0.807cm" svg:x="11.966cm" svg:y="11.7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11.966cm" svg:y="12.101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11.966cm" svg:y="12.502cm">
          <draw:text-box>
            <text:p text:style-name="P4"><text:span text:style-name="T2">Type 3</text:span></text:p>
          </draw:text-box>
        </draw:frame>
        <draw:line draw:style-name="gr2" draw:text-style-name="P3" draw:layer="layout" svg:x1="8cm" svg:y1="7.2cm" svg:x2="9cm" svg:y2="7.2cm">
          <text:p/>
        </draw:line>
        <draw:line draw:style-name="gr2" draw:text-style-name="P3" draw:layer="layout" svg:x1="8cm" svg:y1="7.5cm" svg:x2="9cm" svg:y2="7.5cm">
          <text:p/>
        </draw:line>
        <draw:line draw:style-name="gr2" draw:text-style-name="P3" draw:layer="layout" svg:x1="8cm" svg:y1="7.8cm" svg:x2="9cm" svg:y2="7.8cm">
          <text:p/>
        </draw:line>
        <draw:frame draw:style-name="gr6" draw:text-style-name="P5" draw:layer="layout" svg:width="1.734cm" svg:height="0.807cm" svg:x="9cm" svg:y="6.691cm">
          <draw:text-box>
            <text:p text:style-name="P4"><text:span text:style-name="T2">Type 1</text:span></text:p>
          </draw:text-box>
        </draw:frame>
        <draw:frame draw:style-name="gr6" draw:text-style-name="P5" draw:layer="layout" svg:width="1.734cm" svg:height="0.807cm" svg:x="9cm" svg:y="7.092cm">
          <draw:text-box>
            <text:p text:style-name="P4"><text:span text:style-name="T2">Type 2</text:span></text:p>
          </draw:text-box>
        </draw:frame>
        <draw:frame draw:style-name="gr6" draw:text-style-name="P5" draw:layer="layout" svg:width="1.734cm" svg:height="0.807cm" svg:x="9cm" svg:y="7.493cm">
          <draw:text-box>
            <text:p text:style-name="P4"><text:span text:style-name="T2">Typ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1-06T16:05:18.979016164</dc:date>
    <meta:editing-duration>PT18M44S</meta:editing-duration>
    <meta:editing-cycles>3</meta:editing-cycles>
    <meta:generator>LibreOffice/6.0.7.3$Linux_X86_64 LibreOffice_project/00m0$Build-3</meta:generator>
    <meta:document-statistic meta:object-count="265"/>
  </office:meta>
</office:document-meta>
</file>